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13.12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8.1mm"/>
    </style:style>
    <style:style style:name="co5" style:family="table-column">
      <style:table-column-properties fo:break-before="auto" style:column-width="15.05mm"/>
    </style:style>
    <style:style style:name="co6" style:family="table-column">
      <style:table-column-properties fo:break-before="auto" style:column-width="11.5mm"/>
    </style:style>
    <style:style style:name="co7" style:family="table-column">
      <style:table-column-properties fo:break-before="auto" style:column-width="22.56mm"/>
    </style:style>
    <style:style style:name="co8" style:family="table-column">
      <style:table-column-properties fo:break-before="auto" style:column-width="17.5mm"/>
    </style:style>
    <style:style style:name="ro1" style:family="table-row">
      <style:table-row-properties style:row-height="5.15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8.94mm" fo:break-before="auto" style:use-optimal-row-height="false"/>
    </style:style>
    <style:style style:name="ro7" style:family="table-row">
      <style:table-row-properties style:row-height="5.79mm" fo:break-before="auto" style:use-optimal-row-height="true"/>
    </style:style>
    <style:style style:name="ro8" style:family="table-row">
      <style:table-row-properties style:row-height="8.2mm" fo:break-before="auto" style:use-optimal-row-height="fals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8.47mm" fo:break-before="auto" style:use-optimal-row-height="fals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PageStyle_5f_Wykres_5f_liniowa1">
      <style:table-properties table:display="true" style:writing-mode="lr-tb"/>
    </style:style>
    <style:style style:name="ta2" style:family="table" style:master-page-name="PageStyle_5f_Wykres_5f_liniowa2">
      <style:table-properties table:display="true" style:writing-mode="lr-tb"/>
    </style:style>
    <style:style style:name="ta3" style:family="table" style:master-page-name="PageStyle_5f_Wykres_5f_kwadratowa1">
      <style:table-properties table:display="true" style:writing-mode="lr-tb"/>
    </style:style>
    <style:style style:name="ta4" style:family="table" style:master-page-name="PageStyle_5f_Wykres_5f_kwadratowa2">
      <style:table-properties table:display="true" style:writing-mode="lr-tb"/>
    </style:style>
    <style:style style:name="ta5" style:family="table" style:master-page-name="PageStyle_5f_Wykres_5f_tangens">
      <style:table-properties table:display="true" style:writing-mode="lr-tb"/>
    </style:style>
    <style:style style:name="ta6" style:family="table" style:master-page-name="PageStyle_5f_Wykres_5f_logarytm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06pt solid #000000" fo:padding="0.71mm" style:rotation-align="none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3c3c3c" style:diagonal-bl-tr="none" style:diagonal-tl-br="none" fo:border-left="1.76pt solid #3c3c3c" fo:padding="0.71m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3c3c3c" style:diagonal-bl-tr="none" style:diagonal-tl-br="none" fo:border-left="0.74pt solid #3c3c3c" fo:padding="0.71mm" fo:border-right="1.76pt solid #3c3c3c" style:rotation-align="none" fo:border-top="0.74pt solid #3c3c3c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 style:data-style-name="N117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06pt solid #000000" fo:padding="0.71mm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 style:data-style-name="N36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ackground-color="#99cc00" fo:padding="0.71mm"/>
    </style:style>
    <style:style style:name="ce18" style:family="table-cell" style:parent-style-name="Default">
      <style:table-cell-properties fo:padding="0.71mm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99cc0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1" style:family="table-cell" style:parent-style-name="Default">
      <style:table-cell-properties fo:background-color="transparent" fo:padding="0.71mm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2">
      <style:table-cell-properties style:diagonal-bl-tr="none" style:diagonal-tl-br="none" fo:border="0.06pt solid #000000" fo:padding="0.71mm" style:rotation-align="none"/>
    </style:style>
    <style:style style:name="gr1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7.74mm" fo:min-width="157.28mm" fo:padding-top="1mm" fo:padding-bottom="1mm" fo:padding-left="1mm" fo:padding-right="1mm" fo:wrap-option="wrap" draw:shadow-color="#808080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30.51mm" fo:min-width="245.07mm" fo:padding-top="1mm" fo:padding-bottom="1mm" fo:padding-left="1mm" fo:padding-right="1mm" fo:wrap-option="wrap" draw:shadow-color="#808080"/>
    </style:style>
    <style:style style:name="gr4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25.48mm" fo:min-width="121.28mm" fo:padding-top="1mm" fo:padding-bottom="1mm" fo:padding-left="1mm" fo:padding-right="1mm" fo:wrap-option="wrap" draw:shadow-color="#808080"/>
    </style:style>
    <style:style style:name="gr5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7.7mm" fo:min-width="149.8mm" fo:padding-top="1mm" fo:padding-bottom="1mm" fo:padding-left="1mm" fo:padding-right="1mm" fo:wrap-option="wrap" draw:shadow-color="#808080"/>
    </style:style>
    <style:style style:name="gr6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7.96mm" fo:min-width="163.55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99"/>
      <style:paragraph-properties fo:text-align="start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99"/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-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6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-33% 58%" style:font-name-complex="Arial" style:font-size-asian="10pt" style:font-size-complex="10pt" style:font-weight-asian="bold" style:font-weight-complex="bold" style:font-style-asian="normal" style:font-style-complex="normal"/>
    </style:style>
    <style:style style:name="T7" style:family="text">
      <style:text-properties fo:text-shadow="none" style:font-name="Arial" fo:font-size="16pt" fo:font-weight="bold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6pt" style:font-size-complex="16pt" style:font-weight-asian="bold" style:font-weight-complex="bold" style:font-style-asian="normal" style:font-style-complex="normal"/>
    </style:style>
    <style:style style:name="T8" style:family="text">
      <style:text-properties fo:text-shadow="none" style:font-name="Arial" fo:font-size="16pt" fo:font-weight="bold" style:text-underline-style="none" style:text-underline-color="font-color" style:text-line-through-type="none" fo:font-style="normal" style:text-outline="false" style:use-window-font-color="true" style:font-name-complex="Arial" style:font-size-asian="16pt" style:font-size-complex="16pt" style:font-weight-asian="bold" style:font-weight-complex="bold" style:font-style-asian="normal" style:font-style-complex="normal" style:text-position="33% 58%"/>
    </style:style>
    <style:style style:name="T9" style:family="text">
      <style:text-properties fo:text-shadow="none" style:font-name="Arial" fo:font-size="16pt" fo:font-weight="bold" style:text-underline-style="none" style:text-underline-color="font-color" style:text-line-through-type="none" fo:font-style="normal" style:text-outline="false" style:use-window-font-color="true" style:font-name-complex="Arial" style:font-size-asian="16pt" style:font-size-complex="16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Wykres_liniowa1" table:style-name="ta1">
        <office:forms form:automatic-focus="false" form:apply-design-mode="false"/>
        <table:shapes>
          <draw:custom-shape draw:z-index="0" draw:name="Prostokąt 2" draw:style-name="gr1" draw:text-style-name="P2" svg:width="159.28mm" svg:height="19.74mm" svg:x="0mm" svg:y="0.26mm">
            <text:p text:style-name="P1"><text:span text:style-name="T1">Wykres równania: </text:span><text:span text:style-name="T2">y = ax + b</text:span><text:span text:style-name="T1">.</text:span></text:p>
            <text:p text:style-name="P1"><text:span text:style-name="T1">Stabelaryzuj podaną funkcję dla argumentów z przedziału &lt;-10;10&gt;.</text:span></text:p>
            <text:p text:style-name="P1"><text:span text:style-name="T1">Przyjmij współczynniki a=1 i b=2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59.99mm" svg:height="89.99mm" svg:x="159.18mm" svg:y="35.04mm">
            <draw:object draw:notify-on-update-of-ranges="Wykres_liniowa1.D8:Wykres_liniowa1.D28 Wykres_liniowa1.E7:Wykres_liniowa1.E7 Wykres_liniowa1.E8:Wykres_liniowa1.E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/>
          <table:table-cell/>
          <table:table-cell table:style-name="ce1"/>
          <table:table-cell table:number-columns-repeated="1021"/>
        </table:table-row>
        <table:table-row table:style-name="ro1" table:number-rows-repeated="3">
          <table:table-cell table:style-name="ce2"/>
          <table:table-cell/>
          <table:table-cell table:style-name="ce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Współczynnik a</text:p>
          </table:table-cell>
          <table:table-cell table:style-name="ce3" office:value-type="string" calcext:value-type="string">
            <text:p>wyraz wolny</text:p>
          </table:table-cell>
          <table:table-cell/>
          <table:table-cell table:style-name="ce3" office:value-type="string" calcext:value-type="string">
            <text:p>argument funkcji</text:p>
          </table:table-cell>
          <table:table-cell table:style-name="ce3" office:value-type="string" calcext:value-type="string">
            <text:p>wartość funkcj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-10" calcext:value-type="float">
            <text:p>-10</text:p>
          </table:table-cell>
          <table:table-cell table:style-name="ce5" table:formula="of:=[.$A$8]*[.D8]+[.$B$8]" office:value-type="float" office:value="-8" calcext:value-type="float">
            <text:p>-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9" calcext:value-type="float">
            <text:p>-9</text:p>
          </table:table-cell>
          <table:table-cell table:style-name="ce5" table:formula="of:=[.$A$8]*[.D9]+[.$B$8]" office:value-type="float" office:value="-7" calcext:value-type="float">
            <text:p>-7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8" calcext:value-type="float">
            <text:p>-8</text:p>
          </table:table-cell>
          <table:table-cell table:style-name="ce5" table:formula="of:=[.$A$8]*[.D10]+[.$B$8]" office:value-type="float" office:value="-6" calcext:value-type="float">
            <text:p>-6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7" calcext:value-type="float">
            <text:p>-7</text:p>
          </table:table-cell>
          <table:table-cell table:style-name="ce5" table:formula="of:=[.$A$8]*[.D11]+[.$B$8]" office:value-type="float" office:value="-5" calcext:value-type="float">
            <text:p>-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6" calcext:value-type="float">
            <text:p>-6</text:p>
          </table:table-cell>
          <table:table-cell table:style-name="ce5" table:formula="of:=[.$A$8]*[.D12]+[.$B$8]" office:value-type="float" office:value="-4" calcext:value-type="float">
            <text:p>-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5" calcext:value-type="float">
            <text:p>-5</text:p>
          </table:table-cell>
          <table:table-cell table:style-name="ce5" table:formula="of:=[.$A$8]*[.D13]+[.$B$8]" office:value-type="float" office:value="-3" calcext:value-type="float">
            <text:p>-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4" calcext:value-type="float">
            <text:p>-4</text:p>
          </table:table-cell>
          <table:table-cell table:style-name="ce5" table:formula="of:=[.$A$8]*[.D14]+[.$B$8]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3" calcext:value-type="float">
            <text:p>-3</text:p>
          </table:table-cell>
          <table:table-cell table:style-name="ce5" table:formula="of:=[.$A$8]*[.D15]+[.$B$8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2" calcext:value-type="float">
            <text:p>-2</text:p>
          </table:table-cell>
          <table:table-cell table:style-name="ce5" table:formula="of:=[.$A$8]*[.D16]+[.$B$8]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1" calcext:value-type="float">
            <text:p>-1</text:p>
          </table:table-cell>
          <table:table-cell table:style-name="ce5" table:formula="of:=[.$A$8]*[.D17]+[.$B$8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table:formula="of:=[.$A$8]*[.D18]+[.$B$8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$A$8]*[.D19]+[.$B$8]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table:formula="of:=[.$A$8]*[.D20]+[.$B$8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table:formula="of:=[.$A$8]*[.D21]+[.$B$8]" office:value-type="float" office:value="5" calcext:value-type="float">
            <text:p>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table:formula="of:=[.$A$8]*[.D22]+[.$B$8]" office:value-type="float" office:value="6" calcext:value-type="float">
            <text:p>6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table:formula="of:=[.$A$8]*[.D23]+[.$B$8]" office:value-type="float" office:value="7" calcext:value-type="float">
            <text:p>7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table:formula="of:=[.$A$8]*[.D24]+[.$B$8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table:formula="of:=[.$A$8]*[.D25]+[.$B$8]" office:value-type="float" office:value="9" calcext:value-type="float">
            <text:p>9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table:formula="of:=[.$A$8]*[.D26]+[.$B$8]" office:value-type="float" office:value="10" calcext:value-type="float">
            <text:p>1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table:formula="of:=[.$A$8]*[.D27]+[.$B$8]" office:value-type="float" office:value="11" calcext:value-type="float">
            <text:p>1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table:formula="of:=[.$A$8]*[.D28]+[.$B$8]" office:value-type="float" office:value="12" calcext:value-type="float">
            <text:p>12</text:p>
          </table:table-cell>
          <table:table-cell table:number-columns-repeated="1019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liniowa2" table:style-name="ta2">
        <office:forms form:automatic-focus="false" form:apply-design-mode="false"/>
        <table:shapes>
          <draw:frame draw:z-index="0" draw:style-name="gr2" draw:text-style-name="P3" svg:width="159.99mm" svg:height="89.99mm" svg:x="97.3mm" svg:y="26.75mm">
            <draw:object draw:notify-on-update-of-ranges="Wykres_liniowa2.A3:Wykres_liniowa2.A3 Wykres_liniowa2.A4:Wykres_liniowa2.A24 Wykres_liniowa2.B3:Wykres_liniowa2.B3 Wykres_liniowa2.B4:Wykres_liniowa2.B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ce13"/>
        <table:table-column table:style-name="co1" table:default-cell-style-name="Default"/>
        <table:table-column table:style-name="co3" table:default-cell-style-name="ce13"/>
        <table:table-column table:style-name="co1" table:number-columns-repeated="1015" table:default-cell-style-name="Default"/>
        <table:table-row table:style-name="ro1">
          <table:table-cell table:style-name="ce6" office:value-type="string" calcext:value-type="string">
            <text:p>Stabelaryzuj i sporządź wykres</text:p>
          </table:table-cell>
          <table:table-cell table:number-columns-repeated="4"/>
          <table:table-cell table:style-name="ce12" office:value-type="string" calcext:value-type="string">
            <text:p>x&gt;=1</text:p>
          </table:table-cell>
          <table:table-cell/>
          <table:table-cell table:style-name="ce6" office:value-type="string" calcext:value-type="string">
            <text:p>x/(x+2)</text:p>
          </table:table-cell>
          <table:table-cell/>
          <table:table-cell table:style-name="ce11" office:value-type="string" calcext:value-type="string">
            <text:p>pocz=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1" office:value-type="string" calcext:value-type="string">
            <text:p>f(x)=</text:p>
          </table:table-cell>
          <table:table-cell table:style-name="ce12" office:value-type="string" calcext:value-type="string">
            <text:p>x&lt;1 i x&gt;0</text:p>
          </table:table-cell>
          <table:table-cell/>
          <table:table-cell table:style-name="ce6" office:value-type="string" calcext:value-type="string">
            <text:p>x*x/3</text:p>
          </table:table-cell>
          <table:table-cell/>
          <table:table-cell table:style-name="ce11" office:value-type="string" calcext:value-type="string">
            <text:p>kon=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x</text:p>
          </table:table-cell>
          <table:table-cell table:style-name="ce9" office:value-type="string" calcext:value-type="string">
            <text:p>f(x)</text:p>
          </table:table-cell>
          <table:table-cell table:number-columns-repeated="3"/>
          <table:table-cell table:style-name="ce12" office:value-type="string" calcext:value-type="string">
            <text:p>x&lt;=0</text:p>
          </table:table-cell>
          <table:table-cell/>
          <table:table-cell table:style-name="ce6" office:value-type="string" calcext:value-type="string">
            <text:p>x/(-3)</text:p>
          </table:table-cell>
          <table:table-cell/>
          <table:table-cell table:style-name="ce11" office:value-type="string" calcext:value-type="string">
            <text:p>krok=</text:p>
          </table:table-cell>
          <table:table-cell table:style-name="ce13" office:value-type="float" office:value="0.15" calcext:value-type="float">
            <text:p>0,15</text:p>
          </table:table-cell>
          <table:table-cell table:number-columns-repeated="1013"/>
        </table:table-row>
        <table:table-row table:style-name="ro4">
          <table:table-cell table:style-name="ce8" office:value-type="float" office:value="-1" calcext:value-type="float">
            <text:p>-1</text:p>
          </table:table-cell>
          <table:table-cell table:style-name="ce10" table:formula="of:=IF([.A4]&gt;=1;[.A4]/([.A4]+2);IF([.A4]&lt;=0;[.A4]/(-3);[.A4]*[.A4]/3))" office:value-type="float" office:value="0.333333333333333" calcext:value-type="float">
            <text:p>0,33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85" calcext:value-type="float">
            <text:p>-0,85</text:p>
          </table:table-cell>
          <table:table-cell table:style-name="ce10" table:formula="of:=IF([.A5]&gt;=1;[.A5]/([.A5]+2);IF([.A5]&lt;=0;[.A5]/(-3);[.A5]*[.A5]/3))" office:value-type="float" office:value="0.283333333333333" calcext:value-type="float">
            <text:p>0,28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7" calcext:value-type="float">
            <text:p>-0,7</text:p>
          </table:table-cell>
          <table:table-cell table:style-name="ce10" table:formula="of:=IF([.A6]&gt;=1;[.A6]/([.A6]+2);IF([.A6]&lt;=0;[.A6]/(-3);[.A6]*[.A6]/3))" office:value-type="float" office:value="0.233333333333333" calcext:value-type="float">
            <text:p>0,23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55" calcext:value-type="float">
            <text:p>-0,55</text:p>
          </table:table-cell>
          <table:table-cell table:style-name="ce10" table:formula="of:=IF([.A7]&gt;=1;[.A7]/([.A7]+2);IF([.A7]&lt;=0;[.A7]/(-3);[.A7]*[.A7]/3))" office:value-type="float" office:value="0.183333333333333" calcext:value-type="float">
            <text:p>0,18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4" calcext:value-type="float">
            <text:p>-0,4</text:p>
          </table:table-cell>
          <table:table-cell table:style-name="ce10" table:formula="of:=IF([.A8]&gt;=1;[.A8]/([.A8]+2);IF([.A8]&lt;=0;[.A8]/(-3);[.A8]*[.A8]/3))" office:value-type="float" office:value="0.133333333333333" calcext:value-type="float">
            <text:p>0,13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25" calcext:value-type="float">
            <text:p>-0,25</text:p>
          </table:table-cell>
          <table:table-cell table:style-name="ce10" table:formula="of:=IF([.A9]&gt;=1;[.A9]/([.A9]+2);IF([.A9]&lt;=0;[.A9]/(-3);[.A9]*[.A9]/3))" office:value-type="float" office:value="0.0833333333333333" calcext:value-type="float">
            <text:p>0,08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-0.0999999999999999" calcext:value-type="float">
            <text:p>-0,1</text:p>
          </table:table-cell>
          <table:table-cell table:style-name="ce10" table:formula="of:=IF([.A10]&gt;=1;[.A10]/([.A10]+2);IF([.A10]&lt;=0;[.A10]/(-3);[.A10]*[.A10]/3))" office:value-type="float" office:value="0.0333333333333333" calcext:value-type="float">
            <text:p>0,03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0500000000000003" calcext:value-type="float">
            <text:p>0,05</text:p>
          </table:table-cell>
          <table:table-cell table:style-name="ce10" table:formula="of:=IF([.A11]&gt;=1;[.A11]/([.A11]+2);IF([.A11]&lt;=0;[.A11]/(-3);[.A11]*[.A11]/3))" office:value-type="float" office:value="0.000833333333333342" calcext:value-type="float">
            <text:p>0,0008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2" calcext:value-type="float">
            <text:p>0,2</text:p>
          </table:table-cell>
          <table:table-cell table:style-name="ce10" table:formula="of:=IF([.A12]&gt;=1;[.A12]/([.A12]+2);IF([.A12]&lt;=0;[.A12]/(-3);[.A12]*[.A12]/3))" office:value-type="float" office:value="0.0133333333333334" calcext:value-type="float">
            <text:p>0,01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35" calcext:value-type="float">
            <text:p>0,35</text:p>
          </table:table-cell>
          <table:table-cell table:style-name="ce10" table:formula="of:=IF([.A13]&gt;=1;[.A13]/([.A13]+2);IF([.A13]&lt;=0;[.A13]/(-3);[.A13]*[.A13]/3))" office:value-type="float" office:value="0.0408333333333334" calcext:value-type="float">
            <text:p>0,0408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5" calcext:value-type="float">
            <text:p>0,5</text:p>
          </table:table-cell>
          <table:table-cell table:style-name="ce10" table:formula="of:=IF([.A14]&gt;=1;[.A14]/([.A14]+2);IF([.A14]&lt;=0;[.A14]/(-3);[.A14]*[.A14]/3))" office:value-type="float" office:value="0.0833333333333334" calcext:value-type="float">
            <text:p>0,08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65" calcext:value-type="float">
            <text:p>0,65</text:p>
          </table:table-cell>
          <table:table-cell table:style-name="ce10" table:formula="of:=IF([.A15]&gt;=1;[.A15]/([.A15]+2);IF([.A15]&lt;=0;[.A15]/(-3);[.A15]*[.A15]/3))" office:value-type="float" office:value="0.140833333333334" calcext:value-type="float">
            <text:p>0,140833333333334</text:p>
          </table:table-cell>
          <table:table-cell table:number-columns-repeated="1022"/>
        </table:table-row>
        <table:table-row table:style-name="ro4">
          <table:table-cell table:style-name="ce8" office:value-type="float" office:value="0.8" calcext:value-type="float">
            <text:p>0,8</text:p>
          </table:table-cell>
          <table:table-cell table:style-name="ce10" table:formula="of:=IF([.A16]&gt;=1;[.A16]/([.A16]+2);IF([.A16]&lt;=0;[.A16]/(-3);[.A16]*[.A16]/3))" office:value-type="float" office:value="0.213333333333333" calcext:value-type="float">
            <text:p>0,2133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0.95" calcext:value-type="float">
            <text:p>0,95</text:p>
          </table:table-cell>
          <table:table-cell table:style-name="ce10" table:formula="of:=IF([.A17]&gt;=1;[.A17]/([.A17]+2);IF([.A17]&lt;=0;[.A17]/(-3);[.A17]*[.A17]/3))" office:value-type="float" office:value="0.300833333333333" calcext:value-type="float">
            <text:p>0,300833333333333</text:p>
          </table:table-cell>
          <table:table-cell table:number-columns-repeated="1022"/>
        </table:table-row>
        <table:table-row table:style-name="ro4">
          <table:table-cell table:style-name="ce8" office:value-type="float" office:value="1.1" calcext:value-type="float">
            <text:p>1,1</text:p>
          </table:table-cell>
          <table:table-cell table:style-name="ce10" table:formula="of:=IF([.A18]&gt;=1;[.A18]/([.A18]+2);IF([.A18]&lt;=0;[.A18]/(-3);[.A18]*[.A18]/3))" office:value-type="float" office:value="0.354838709677419" calcext:value-type="float">
            <text:p>0,354838709677419</text:p>
          </table:table-cell>
          <table:table-cell table:number-columns-repeated="1022"/>
        </table:table-row>
        <table:table-row table:style-name="ro4">
          <table:table-cell table:style-name="ce8" office:value-type="float" office:value="1.25" calcext:value-type="float">
            <text:p>1,25</text:p>
          </table:table-cell>
          <table:table-cell table:style-name="ce10" table:formula="of:=IF([.A19]&gt;=1;[.A19]/([.A19]+2);IF([.A19]&lt;=0;[.A19]/(-3);[.A19]*[.A19]/3))" office:value-type="float" office:value="0.384615384615385" calcext:value-type="float">
            <text:p>0,384615384615385</text:p>
          </table:table-cell>
          <table:table-cell table:number-columns-repeated="1022"/>
        </table:table-row>
        <table:table-row table:style-name="ro4">
          <table:table-cell table:style-name="ce8" office:value-type="float" office:value="1.4" calcext:value-type="float">
            <text:p>1,4</text:p>
          </table:table-cell>
          <table:table-cell table:style-name="ce10" table:formula="of:=IF([.A20]&gt;=1;[.A20]/([.A20]+2);IF([.A20]&lt;=0;[.A20]/(-3);[.A20]*[.A20]/3))" office:value-type="float" office:value="0.411764705882353" calcext:value-type="float">
            <text:p>0,411764705882353</text:p>
          </table:table-cell>
          <table:table-cell table:number-columns-repeated="1022"/>
        </table:table-row>
        <table:table-row table:style-name="ro4">
          <table:table-cell table:style-name="ce8" office:value-type="float" office:value="1.55" calcext:value-type="float">
            <text:p>1,55</text:p>
          </table:table-cell>
          <table:table-cell table:style-name="ce10" table:formula="of:=IF([.A21]&gt;=1;[.A21]/([.A21]+2);IF([.A21]&lt;=0;[.A21]/(-3);[.A21]*[.A21]/3))" office:value-type="float" office:value="0.436619718309859" calcext:value-type="float">
            <text:p>0,436619718309859</text:p>
          </table:table-cell>
          <table:table-cell table:number-columns-repeated="1022"/>
        </table:table-row>
        <table:table-row table:style-name="ro4">
          <table:table-cell table:style-name="ce8" office:value-type="float" office:value="1.7" calcext:value-type="float">
            <text:p>1,7</text:p>
          </table:table-cell>
          <table:table-cell table:style-name="ce10" table:formula="of:=IF([.A22]&gt;=1;[.A22]/([.A22]+2);IF([.A22]&lt;=0;[.A22]/(-3);[.A22]*[.A22]/3))" office:value-type="float" office:value="0.45945945945946" calcext:value-type="float">
            <text:p>0,45945945945946</text:p>
          </table:table-cell>
          <table:table-cell table:number-columns-repeated="1022"/>
        </table:table-row>
        <table:table-row table:style-name="ro4">
          <table:table-cell table:style-name="ce8" office:value-type="float" office:value="1.85" calcext:value-type="float">
            <text:p>1,85</text:p>
          </table:table-cell>
          <table:table-cell table:style-name="ce10" table:formula="of:=IF([.A23]&gt;=1;[.A23]/([.A23]+2);IF([.A23]&lt;=0;[.A23]/(-3);[.A23]*[.A23]/3))" office:value-type="float" office:value="0.480519480519481" calcext:value-type="float">
            <text:p>0,480519480519481</text:p>
          </table:table-cell>
          <table:table-cell table:number-columns-repeated="1022"/>
        </table:table-row>
        <table:table-row table:style-name="ro4">
          <table:table-cell table:style-name="ce8" office:value-type="float" office:value="2" calcext:value-type="float">
            <text:p>2</text:p>
          </table:table-cell>
          <table:table-cell table:style-name="ce10" table:formula="of:=IF([.A24]&gt;=1;[.A24]/([.A24]+2);IF([.A24]&lt;=0;[.A24]/(-3);[.A24]*[.A24]/3))" office:value-type="float" office:value="0.5" calcext:value-type="float">
            <text:p>0,5</text:p>
          </table:table-cell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kwadratowa1" table:style-name="ta3">
        <office:forms form:automatic-focus="false" form:apply-design-mode="false"/>
        <table:shapes>
          <draw:custom-shape draw:z-index="0" draw:name="Prostokąt 2" draw:style-name="gr3" draw:text-style-name="P2" svg:width="247.07mm" svg:height="32.51mm" svg:x="0.02mm" svg:y="0mm">
            <text:p text:style-name="P1"><text:span text:style-name="T1">Wykres równania: </text:span><text:span text:style-name="T2">y = ax</text:span><text:span text:style-name="T3">2</text:span><text:span text:style-name="T2"> +bx + c</text:span><text:span text:style-name="T1">.</text:span></text:p>
            <text:p text:style-name="P1"><text:span text:style-name="T1">Stabelaryzuj podaną funkcję dla argumentów z przedziału &lt;-10;10&gt;.</text:span></text:p>
            <text:p text:style-name="P1"><text:span text:style-name="T1">Przyjmij współczynniki a=1, b=-2i c=3. W komórce B10 wstaw formułę liczącą współczynnik równania (∆ = </text:span><text:span text:style-name="T2">b</text:span><text:span text:style-name="T3">2</text:span><text:span text:style-name="T2">-4ac</text:span><text:span text:style-name="T1">).</text:span></text:p>
            <text:p text:style-name="P1"><text:span text:style-name="T1">W zależności od wartości współczynnika </text:span><text:span text:style-name="T4">∆</text:span><text:span text:style-name="T1">, wstaw formuły liczące pierwiastki.</text:span></text:p>
            <text:p text:style-name="P1"><text:span text:style-name="T1">Dla </text:span><text:span text:style-name="T4">∆</text:span><text:span text:style-name="T1"> &gt; 0, </text:span><text:span text:style-name="T2">x</text:span><text:span text:style-name="T5">1</text:span><text:span text:style-name="T2">=-b-pierw(</text:span><text:span text:style-name="T4">∆</text:span><text:span text:style-name="T2">)/2a</text:span><text:span text:style-name="T1">, </text:span><text:span text:style-name="T2">x</text:span><text:span text:style-name="T5">2</text:span><text:span text:style-name="T2">=-b+pierw(</text:span><text:span text:style-name="T4">∆</text:span><text:span text:style-name="T2">)/2a</text:span><text:span text:style-name="T1">. Dla </text:span><text:span text:style-name="T4">∆</text:span><text:span text:style-name="T1"> = 0, </text:span><text:span text:style-name="T2">x</text:span><text:span text:style-name="T5">1</text:span><text:span text:style-name="T2">=-b/2a</text:span><text:span text:style-name="T1">. Dla </text:span><text:span text:style-name="T4">∆</text:span><text:span text:style-name="T1"> &lt; 0, brak rozwiązań.</text:span></text:p>
            <text:p text:style-name="P1"><text:span text:style-name="T1">Wstaw formuły liczące współrzędne wierzchołka paraboli. </text:span><text:span text:style-name="T2">x</text:span><text:span text:style-name="T5">w</text:span><text:span text:style-name="T2">=-b/2a</text:span><text:span text:style-name="T1">, </text:span><text:span text:style-name="T2">y</text:span><text:span text:style-name="T5">w</text:span><text:span text:style-name="T2">=-</text:span><text:span text:style-name="T4">∆</text:span><text:span text:style-name="T2">/4a</text:span><text:span text:style-name="T1">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1024" table:default-cell-style-name="Default"/>
        <table:table-row table:style-name="ro1" table:number-rows-repeated="7">
          <table:table-cell table:style-name="ce14"/>
          <table:table-cell/>
          <table:table-cell table:style-name="ce1"/>
          <table:table-cell table:number-columns-repeated="1021"/>
        </table:table-row>
        <table:table-row table:style-name="ro3">
          <table:table-cell table:style-name="ce3" office:value-type="string" calcext:value-type="string">
            <text:p>Współczynnik a</text:p>
          </table:table-cell>
          <table:table-cell table:style-name="ce3" office:value-type="string" calcext:value-type="string">
            <text:p>Współczynnik b</text:p>
          </table:table-cell>
          <table:table-cell table:style-name="ce3" office:value-type="string" calcext:value-type="string">
            <text:p>Wyraz wolny</text:p>
          </table:table-cell>
          <table:table-cell table:style-name="ce3" office:value-type="string" calcext:value-type="string">
            <text:p>argument funkcji</text:p>
          </table:table-cell>
          <table:table-cell table:style-name="ce3" office:value-type="string" calcext:value-type="string">
            <text:p>wartość funkcj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10" calcext:value-type="float">
            <text:p>-10</text:p>
          </table:table-cell>
          <table:table-cell table:style-name="ce5" table:formula="of:=[.$A$10]*[.D10]^2+[.$B$10]*[.D10]+[.$C$10]" office:value-type="float" office:value="112" calcext:value-type="float">
            <text:p>11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9" calcext:value-type="float">
            <text:p>-9</text:p>
          </table:table-cell>
          <table:table-cell table:style-name="ce5" table:formula="of:=[.$A$10]*[.D11]^2+[.$B$10]*[.D11]+[.$C$10]" office:value-type="float" office:value="92" calcext:value-type="float">
            <text:p>92</text:p>
          </table:table-cell>
          <table:table-cell table:number-columns-repeated="1019"/>
        </table:table-row>
        <table:table-row table:style-name="ro5">
          <table:table-cell table:style-name="ce15" office:value-type="string" calcext:value-type="string">
            <text:p>∆</text:p>
          </table:table-cell>
          <table:table-cell table:style-name="ce5" table:formula="of:=[.B10]^2-4*[.A10]*[.C10]" office:value-type="float" office:value="-7" calcext:value-type="float">
            <text:p>-7</text:p>
          </table:table-cell>
          <table:table-cell/>
          <table:table-cell table:style-name="ce5" office:value-type="float" office:value="-8" calcext:value-type="float">
            <text:p>-8</text:p>
          </table:table-cell>
          <table:table-cell table:style-name="ce5" table:formula="of:=[.$A$10]*[.D12]^2+[.$B$10]*[.D12]+[.$C$10]" office:value-type="float" office:value="74" calcext:value-type="float">
            <text:p>74</text:p>
          </table:table-cell>
          <table:table-cell table:number-columns-repeated="1019"/>
        </table:table-row>
        <table:table-row table:style-name="ro4">
          <table:table-cell table:style-name="ce16" office:value-type="string" calcext:value-type="string">
            <text:p>x1</text:p>
          </table:table-cell>
          <table:table-cell table:style-name="ce5"/>
          <table:table-cell/>
          <table:table-cell table:style-name="ce5" office:value-type="float" office:value="-7" calcext:value-type="float">
            <text:p>-7</text:p>
          </table:table-cell>
          <table:table-cell table:style-name="ce5" table:formula="of:=[.$A$10]*[.D13]^2+[.$B$10]*[.D13]+[.$C$10]" office:value-type="float" office:value="58" calcext:value-type="float">
            <text:p>58</text:p>
          </table:table-cell>
          <table:table-cell table:number-columns-repeated="1019"/>
        </table:table-row>
        <table:table-row table:style-name="ro4">
          <table:table-cell table:style-name="ce16" office:value-type="string" calcext:value-type="string">
            <text:p>x2</text:p>
          </table:table-cell>
          <table:table-cell table:style-name="ce5"/>
          <table:table-cell/>
          <table:table-cell table:style-name="ce5" office:value-type="float" office:value="-6" calcext:value-type="float">
            <text:p>-6</text:p>
          </table:table-cell>
          <table:table-cell table:style-name="ce5" table:formula="of:=[.$A$10]*[.D14]^2+[.$B$10]*[.D14]+[.$C$10]" office:value-type="float" office:value="44" calcext:value-type="float">
            <text:p>4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5" calcext:value-type="float">
            <text:p>-5</text:p>
          </table:table-cell>
          <table:table-cell table:style-name="ce5" table:formula="of:=[.$A$10]*[.D15]^2+[.$B$10]*[.D15]+[.$C$10]" office:value-type="float" office:value="32" calcext:value-type="float">
            <text:p>3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4" calcext:value-type="float">
            <text:p>-4</text:p>
          </table:table-cell>
          <table:table-cell table:style-name="ce5" table:formula="of:=[.$A$10]*[.D16]^2+[.$B$10]*[.D16]+[.$C$10]" office:value-type="float" office:value="22" calcext:value-type="float">
            <text:p>22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 table:number-columns-spanned="2" table:number-rows-spanned="1">
            <text:p>Współrzędne wierzchołka</text:p>
          </table:table-cell>
          <table:covered-table-cell table:style-name="ce3"/>
          <table:table-cell/>
          <table:table-cell table:style-name="ce5" office:value-type="float" office:value="-3" calcext:value-type="float">
            <text:p>-3</text:p>
          </table:table-cell>
          <table:table-cell table:style-name="ce5" table:formula="of:=[.$A$10]*[.D17]^2+[.$B$10]*[.D17]+[.$C$10]" office:value-type="float" office:value="14" calcext:value-type="float">
            <text:p>14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>
            <text:p>x<text:span text:style-name="T6">w</text:span></text:p>
          </table:table-cell>
          <table:table-cell table:style-name="ce4" office:value-type="string" calcext:value-type="string">
            <text:p>y<text:span text:style-name="T6">w</text:span></text:p>
          </table:table-cell>
          <table:table-cell/>
          <table:table-cell table:style-name="ce5" office:value-type="float" office:value="-2" calcext:value-type="float">
            <text:p>-2</text:p>
          </table:table-cell>
          <table:table-cell table:style-name="ce5" table:formula="of:=[.$A$10]*[.D18]^2+[.$B$10]*[.D18]+[.$C$10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style-name="ce5" table:formula="of:=(-[.B10])/2*[.A10]" office:value-type="float" office:value="0.5" calcext:value-type="float">
            <text:p>0,5</text:p>
          </table:table-cell>
          <table:table-cell table:style-name="ce5" table:formula="of:=(-[.B12])/4*[.A10]" office:value-type="float" office:value="1.75" calcext:value-type="float">
            <text:p>1,75</text:p>
          </table:table-cell>
          <table:table-cell/>
          <table:table-cell table:style-name="ce5" office:value-type="float" office:value="-1" calcext:value-type="float">
            <text:p>-1</text:p>
          </table:table-cell>
          <table:table-cell table:style-name="ce5" table:formula="of:=[.$A$10]*[.D19]^2+[.$B$10]*[.D19]+[.$C$10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table:formula="of:=[.$A$10]*[.D20]^2+[.$B$10]*[.D20]+[.$C$10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$A$10]*[.D21]^2+[.$B$10]*[.D21]+[.$C$10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table:formula="of:=[.$A$10]*[.D22]^2+[.$B$10]*[.D22]+[.$C$10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table:formula="of:=[.$A$10]*[.D23]^2+[.$B$10]*[.D23]+[.$C$10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table:formula="of:=[.$A$10]*[.D24]^2+[.$B$10]*[.D24]+[.$C$10]" office:value-type="float" office:value="14" calcext:value-type="float">
            <text:p>1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table:formula="of:=[.$A$10]*[.D25]^2+[.$B$10]*[.D25]+[.$C$10]" office:value-type="float" office:value="22" calcext:value-type="float">
            <text:p>2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table:formula="of:=[.$A$10]*[.D26]^2+[.$B$10]*[.D26]+[.$C$10]" office:value-type="float" office:value="32" calcext:value-type="float">
            <text:p>3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table:formula="of:=[.$A$10]*[.D27]^2+[.$B$10]*[.D27]+[.$C$10]" office:value-type="float" office:value="44" calcext:value-type="float">
            <text:p>4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table:formula="of:=[.$A$10]*[.D28]^2+[.$B$10]*[.D28]+[.$C$10]" office:value-type="float" office:value="58" calcext:value-type="float">
            <text:p>5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table:formula="of:=[.$A$10]*[.D29]^2+[.$B$10]*[.D29]+[.$C$10]" office:value-type="float" office:value="74" calcext:value-type="float">
            <text:p>7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table:formula="of:=[.$A$10]*[.D30]^2+[.$B$10]*[.D30]+[.$C$10]" office:value-type="float" office:value="92" calcext:value-type="float">
            <text:p>92</text:p>
          </table:table-cell>
          <table:table-cell table:number-columns-repeated="101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kwadratowa2" table:style-name="ta4">
        <table:shapes>
          <draw:custom-shape draw:z-index="0" draw:name="Prostokąt 5" draw:style-name="gr4" draw:text-style-name="P2" svg:width="123.28mm" svg:height="127.48mm" svg:x="170.75mm" svg:y="0mm">
            <text:p text:style-name="P1"><text:span text:style-name="T1">Stabelaryzuj podaną funkcję w komórkach C4:M4. Wartości</text:span></text:p>
            <text:p text:style-name="P1"><text:span text:style-name="T1">współczynników a, b i c zawarte będą w komórkach C6, C7 i C8.</text:span></text:p>
            <text:p text:style-name="P1"><text:span text:style-name="T1"/></text:p>
            <text:p text:style-name="P1"><text:span text:style-name="T1">Wyświetl pasek narzędzi "Formanty" (Widok/Paski narzędzi).</text:span></text:p>
            <text:p text:style-name="P1"><text:span text:style-name="T1"/></text:p>
            <text:p text:style-name="P1"><text:span text:style-name="T1">W trybie projektu(!) wstaw trzy "Paski przewijania" w komórkach:</text:span></text:p>
            <text:p text:style-name="P1"><text:span text:style-name="T1">D6:G6, D7:G7 oraz D8:G8. Każdy z pasków przewijania</text:span></text:p>
            <text:p text:style-name="P1"><text:span text:style-name="T1">kontrolować będzie wartość w odpowiednich komórkach,</text:span></text:p>
            <text:p text:style-name="P1"><text:span text:style-name="T1">których adres podajemy we właściwościach formantu,</text:span></text:p>
            <text:p text:style-name="P1"><text:span text:style-name="T1">na zakładce "Dane", w polu "Komórka połączona".</text:span></text:p>
            <text:p text:style-name="P1"><text:span text:style-name="T1"/></text:p>
            <text:p text:style-name="P1"><text:span text:style-name="T1">Pierwszy pasek zmienia wartość komórki A6, drugi komórkę A7,</text:span></text:p>
            <text:p text:style-name="P1"><text:span text:style-name="T1">trzeci A8 w zakresie 0-101 (co ustawiamy we właściwościach na</text:span></text:p>
            <text:p text:style-name="P1"><text:span text:style-name="T1">zakładce "Ogólne" w polach "Min." i "Maks. wartość przewijania".)</text:span></text:p>
            <text:p text:style-name="P1"><text:span text:style-name="T1"/></text:p>
            <text:p text:style-name="P1"><text:span text:style-name="T1">Współczynnik </text:span><text:span text:style-name="T2">a</text:span><text:span text:style-name="T1"> może zmieniać się w zakresie &lt;-1;1&gt;, dlatego</text:span></text:p>
            <text:p text:style-name="P1"><text:span text:style-name="T1">w komórce C6 wstawiamy formułę </text:span><text:span text:style-name="T2">(A6-50)/50</text:span><text:span text:style-name="T1">.</text:span></text:p>
            <text:p text:style-name="P1"><text:span text:style-name="T1"/></text:p>
            <text:p text:style-name="P1"><text:span text:style-name="T1">Współczynnik </text:span><text:span text:style-name="T2">b</text:span><text:span text:style-name="T1"> może zmieniać się w zakresie &lt;-5;5&gt;, dlatego</text:span></text:p>
            <text:p text:style-name="P1"><text:span text:style-name="T1">w komórce C7 wstawiamy formułę </text:span><text:span text:style-name="T2">(A7-50)/10</text:span><text:span text:style-name="T1">.</text:span></text:p>
            <text:p text:style-name="P1"><text:span text:style-name="T1"/></text:p>
            <text:p text:style-name="P1"><text:span text:style-name="T1">Współczynnik </text:span><text:span text:style-name="T2">c</text:span><text:span text:style-name="T1"> może zmieniać się w zakresie &lt;-25;25&gt;, dlatego</text:span></text:p>
            <text:p text:style-name="P1"><text:span text:style-name="T1">w komórce C8 wstawiamy formułę </text:span><text:span text:style-name="T2">(A8-50)/2</text:span><text:span text:style-name="T1">.</text:span></text:p>
            <text:p text:style-name="P1"><text:span text:style-name="T1"/></text:p>
            <text:p text:style-name="P1"><text:span text:style-name="T1">Na koniec wstaw wykres ilustrujący funkcję. Poprawnie wykonany</text:span></text:p>
            <text:p text:style-name="P1"><text:span text:style-name="T1">arkusz pozwala obserwować zmienność funkcji z wykorzystaniem</text:span></text:p>
            <text:p text:style-name="P1"><text:span text:style-name="T1">pasków przewijania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4" table:default-cell-style-name="ce18"/>
        <table:table-column table:style-name="co2" table:number-columns-repeated="11" table:default-cell-style-name="ce18"/>
        <table:table-column table:style-name="co1" table:number-columns-repeated="1011" table:default-cell-style-name="Default"/>
        <table:table-row table:style-name="ro8">
          <table:table-cell table:style-name="ce17" table:number-columns-repeated="2"/>
          <table:table-cell table:style-name="ce20" table:number-columns-repeated="2"/>
          <table:table-cell table:style-name="ce20" office:value-type="string" calcext:value-type="string">
            <text:p>FUNKCJA KWADRATOWA: <text:span text:style-name="T7">y=a*(x-b)</text:span><text:span text:style-name="T8">2</text:span><text:span text:style-name="T9">+c</text:span></text:p>
          </table:table-cell>
          <table:table-cell table:style-name="ce20"/>
          <table:table-cell table:style-name="ce17"/>
          <table:table-cell table:style-name="ce20" table:number-columns-repeated="6"/>
          <table:table-cell table:style-name="ce21" table:number-columns-repeated="1011"/>
        </table:table-row>
        <table:table-row table:style-name="ro9">
          <table:table-cell table:number-columns-repeated="1024"/>
        </table:table-row>
        <table:table-row table:style-name="ro9">
          <table:table-cell/>
          <table:table-cell table:style-name="ce19" office:value-type="string" calcext:value-type="string">
            <text:p>x</text:p>
          </table:table-cell>
          <table:table-cell table:style-name="ce5" office:value-type="float" office:value="-5" calcext:value-type="float">
            <text:p>-5</text:p>
          </table:table-cell>
          <table:table-cell table:style-name="ce5" office:value-type="float" office:value="-4" calcext:value-type="float">
            <text:p>-4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1"/>
        </table:table-row>
        <table:table-row table:style-name="ro9">
          <table:table-cell/>
          <table:table-cell table:style-name="ce19" office:value-type="string" calcext:value-type="string">
            <text:p>y</text:p>
          </table:table-cell>
          <table:table-cell table:style-name="ce5" table:number-columns-repeated="11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0">
          <table:table-cell/>
          <table:table-cell table:style-name="ce19" office:value-type="string" calcext:value-type="string">
            <text:p>a</text:p>
          </table:table-cell>
          <table:table-cell table:style-name="ce5"/>
          <table:table-cell table:number-columns-repeated="1021"/>
        </table:table-row>
        <table:table-row table:style-name="ro10">
          <table:table-cell/>
          <table:table-cell table:style-name="ce19" office:value-type="string" calcext:value-type="string">
            <text:p>b</text:p>
          </table:table-cell>
          <table:table-cell table:style-name="ce5"/>
          <table:table-cell table:number-columns-repeated="1021"/>
        </table:table-row>
        <table:table-row table:style-name="ro10">
          <table:table-cell/>
          <table:table-cell table:style-name="ce19" office:value-type="string" calcext:value-type="string">
            <text:p>c</text:p>
          </table:table-cell>
          <table:table-cell table:style-name="ce5"/>
          <table:table-cell office:value-type="string" calcext:value-type="string">
            <text:p><text:s text:c="2"/></text:p>
          </table:table-cell>
          <table:table-cell table:number-columns-repeated="1020"/>
        </table:table-row>
        <table:table-row table:style-name="ro9" table:number-rows-repeated="104856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Wykres_tangens" table:style-name="ta5">
        <table:shapes>
          <draw:custom-shape draw:z-index="0" draw:name="Prostokąt 2" draw:style-name="gr5" draw:text-style-name="P2" svg:width="151.8mm" svg:height="19.7mm" svg:x="0.28mm" svg:y="0.26mm">
            <text:p text:style-name="P1"><text:span text:style-name="T1">Stabelaryzuj funkcję tangens dla argumentów z przediału &lt;0;360&gt; stopni.</text:span></text:p>
            <text:p text:style-name="P1"><text:span text:style-name="T1">Argumentemn funkcji tangens są radiany.</text:span></text:p>
            <text:p text:style-name="P1"><text:span text:style-name="T1">Użyj formuły: </text:span><text:span text:style-name="T2">stopnie * PI()/360</text:span><text:span text:style-name="T1">, aby zamienić stopnie na radiany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5" table:number-columns-repeated="2" table:default-cell-style-name="ce18"/>
        <table:table-column table:style-name="co6" table:default-cell-style-name="ce18"/>
        <table:table-column table:style-name="co7" table:number-columns-repeated="254" table:default-cell-style-name="ce18"/>
        <table:table-column table:style-name="co7" table:number-columns-repeated="767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4" office:value-type="string" calcext:value-type="string">
            <text:p>stopnie</text:p>
          </table:table-cell>
          <table:table-cell table:style-name="ce4" office:value-type="string" calcext:value-type="string">
            <text:p>radiany</text:p>
          </table:table-cell>
          <table:table-cell table:style-name="ce4" office:value-type="string" calcext:value-type="string">
            <text:p>tg x</text:p>
          </table:table-cell>
          <table:table-cell table:number-columns-repeated="1021"/>
        </table:table-row>
        <table:table-row table:style-name="ro1" table:number-rows-repeated="37">
          <table:table-cell table:style-name="ce5"/>
          <table:table-cell table:style-name="ce22" table:number-columns-repeated="2"/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" table:number-rows-repeated="28">
          <table:table-cell table:number-columns-repeated="1024"/>
        </table:table-row>
        <table:table-row table:style-name="ro11" table:number-rows-repeated="104850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Wykres_logarytm" table:style-name="ta6">
        <table:shapes>
          <draw:custom-shape draw:z-index="0" draw:name="Prostokąt 2" draw:style-name="gr6" draw:text-style-name="P5" svg:width="165.55mm" svg:height="9.96mm" svg:x="0.28mm" svg:y="0.26mm">
            <text:p text:style-name="P4"><text:span text:style-name="T1">Stabelaryzuj funkcję </text:span><text:span text:style-name="T2">y = log</text:span><text:span text:style-name="T5">2</text:span><text:span text:style-name="T2">x</text:span><text:span text:style-name="T1"> dla argumentów z przediału &lt;0,1;3&gt; co 0,1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5" table:default-cell-style-name="ce18"/>
        <table:table-column table:style-name="co8" table:default-cell-style-name="ce18"/>
        <table:table-column table:style-name="co7" table:number-columns-repeated="255" table:default-cell-style-name="ce18"/>
        <table:table-column table:style-name="co7" table:number-columns-repeated="76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log2x</text:p>
          </table:table-cell>
          <table:table-cell table:number-columns-repeated="1022"/>
        </table:table-row>
        <table:table-row table:style-name="ro1" table:number-rows-repeated="30">
          <table:table-cell table:style-name="ce5"/>
          <table:table-cell table:style-name="ce22"/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" table:base-cell-address="$Wykres_liniowa1.$A$1" table:cell-range-address="$Wykres_kwadratowa2.$C$6"/>
        <table:named-range table:name="b" table:base-cell-address="$Wykres_liniowa1.$A$1" table:cell-range-address="$Wykres_kwadratowa2.$C$7"/>
        <table:named-range table:name="c" table:base-cell-address="$Wykres_liniowa1.$A$1" table:cell-range-address="$Wykres_kwadratowa2.$C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7P0"/>
    </number:currency-style>
    <number:number-style style:name="N118">
      <number:number number:decimal-places="14" loext:min-decimal-places="14" number:min-integer-digits="1"/>
    </number:number-style>
    <number:number-style style:name="N119">
      <number:number number:decimal-places="15" loext:min-decimal-places="15" number:min-integer-digits="1"/>
    </number:number-style>
    <number:number-style style:name="N120">
      <number:number number:decimal-places="16" loext:min-decimal-places="16" number:min-integer-digits="1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6">00.00.0000</text:date>, <text:time style:data-style-name="N2" text:time-value="11:24:51.10198793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Wykres_5f_liniowa1" style:display-name="PageStyle_Wykres_liniow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kres_5f_liniowa2" style:display-name="PageStyle_Wykres_liniow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kwadratowa1" style:display-name="PageStyle_Wykres_kwadratow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kres_5f_kwadratowa2" style:display-name="PageStyle_Wykres_kwadratow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tangens" style:display-name="PageStyle_Wykres_tangen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logarytm" style:display-name="PageStyle_Wykres_logarytm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P</meta:initial-creator>
    <meta:creation-date>2002-12-09T19:55:59</meta:creation-date>
    <dc:date>2018-04-06T11:38:37.973321548</dc:date>
    <meta:editing-cycles>78</meta:editing-cycles>
    <meta:editing-duration>PT2H23M51S</meta:editing-duration>
    <meta:generator>LibreOffice/6.0.2.1$Linux_X86_64 LibreOffice_project/00m0$Build-1</meta:generator>
    <meta:document-statistic meta:table-count="6" meta:cell-count="197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" chart:maximum="10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28cm" svg:y="0.316cm" chart:style-name="ch2">
          <text:p>Wykres funkcji y=ax+b</text:p>
        </chart:title>
        <chart:legend chart:legend-position="end" svg:x="14.471cm" svg:y="4.201cm" style:legend-expansion="high" chart:style-name="ch3"/>
        <chart:plot-area chart:style-name="ch4" table:cell-range-address="Wykres_liniowa1.D8:Wykres_liniowa1.E28 Wykres_liniowa1.E7:Wykres_liniowa1.E7" chart:data-source-has-labels="row" svg:x="0.32cm" svg:y="1.275cm" svg:width="13.831cm" svg:height="7.545cm">
          <chartooo:coordinate-region svg:x="0.558cm" svg:y="1.474cm" svg:width="13.406cm" svg:height="7.14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Wykres_liniowa1.E8:Wykres_liniowa1.E28" chart:label-cell-address="Wykres_liniowa1.E7:Wykres_liniowa1.E7" chart:class="chart:scatter">
            <chart:domain table:cell-range-address="Wykres_liniowa1.D8:Wykres_liniowa1.D28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y</text:p>
                <draw:g>
                  <svg:desc>Wykres_liniowa1.E7:Wykres_liniowa1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Wykres_liniowa1.D8:Wykres_liniowa1.D28</svg:desc>
                </draw:g>
              </table:table-cell>
              <table:table-cell office:value-type="float" office:value="-8">
                <text:p>-8</text:p>
                <draw:g>
                  <svg:desc>Wykres_liniowa1.E8:Wykres_liniowa1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53cm" svg:y="4.201cm" style:legend-expansion="high" chart:style-name="ch2"/>
        <chart:plot-area chart:style-name="ch3" table:cell-range-address="Wykres_liniowa2.A3:Wykres_liniowa2.B24" chart:data-source-has-labels="row" svg:x="0.32cm" svg:y="0.18cm" svg:width="13.513cm" svg:height="8.64cm">
          <chartooo:coordinate-region svg:x="0.611cm" svg:y="0.38cm" svg:width="12.982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ykres_liniowa2.B4:Wykres_liniowa2.B24" chart:label-cell-address="Wykres_liniowa2.B3:Wykres_liniowa2.B3" chart:class="chart:scatter">
            <chart:domain table:cell-range-address="Wykres_liniowa2.A4:Wykres_liniowa2.A24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f(x)</text:p>
                <draw:g>
                  <svg:desc>Wykres_liniowa2.B3:Wykres_liniowa2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Wykres_liniowa2.A4:Wykres_liniowa2.A24</svg:desc>
                </draw:g>
              </table:table-cell>
              <table:table-cell office:value-type="float" office:value="0.333333333333333">
                <text:p>0.333333333333333</text:p>
                <draw:g>
                  <svg:desc>Wykres_liniowa2.B4:Wykres_liniowa2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85">
                <text:p>-0.85</text:p>
              </table:table-cell>
              <table:table-cell office:value-type="float" office:value="0.283333333333333">
                <text:p>0.28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">
                <text:p>-0.7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5">
                <text:p>-0.55</text:p>
              </table:table-cell>
              <table:table-cell office:value-type="float" office:value="0.183333333333333">
                <text:p>0.18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">
                <text:p>-0.4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5">
                <text:p>-0.25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999999999999999">
                <text:p>-0.0999999999999999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00000000000003">
                <text:p>0.0500000000000003</text:p>
              </table:table-cell>
              <table:table-cell office:value-type="float" office:value="0.000833333333333342">
                <text:p>0.0008333333333333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0133333333333334">
                <text:p>0.01333333333333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">
                <text:p>0.35</text:p>
              </table:table-cell>
              <table:table-cell office:value-type="float" office:value="0.0408333333333334">
                <text:p>0.0408333333333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0833333333333334">
                <text:p>0.0833333333333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5">
                <text:p>0.65</text:p>
              </table:table-cell>
              <table:table-cell office:value-type="float" office:value="0.140833333333334">
                <text:p>0.1408333333333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">
                <text:p>0.8</text:p>
              </table:table-cell>
              <table:table-cell office:value-type="float" office:value="0.213333333333333">
                <text:p>0.21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5">
                <text:p>0.95</text:p>
              </table:table-cell>
              <table:table-cell office:value-type="float" office:value="0.300833333333333">
                <text:p>0.3008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">
                <text:p>1.1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5">
                <text:p>1.25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">
                <text:p>1.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5">
                <text:p>1.55</text:p>
              </table:table-cell>
              <table:table-cell office:value-type="float" office:value="0.436619718309859">
                <text:p>0.436619718309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">
                <text:p>1.7</text:p>
              </table:table-cell>
              <table:table-cell office:value-type="float" office:value="0.45945945945946">
                <text:p>0.459459459459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5">
                <text:p>1.85</text:p>
              </table:table-cell>
              <table:table-cell office:value-type="float" office:value="0.480519480519481">
                <text:p>0.4805194805194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0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